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AE45E8AA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F6AEE96B.png" manifest:media-type="image/png"/>
  <manifest:file-entry manifest:full-path="Pictures/10000000000003200000025830674EDA.png" manifest:media-type="image/png"/>
  <manifest:file-entry manifest:full-path="Pictures/1000000000000640000004B063BF812E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0000000032000000258931F8343.png" manifest:media-type="image/png"/>
  <manifest:file-entry manifest:full-path="Pictures/1000000000000320000002585C39BAEF.png" manifest:media-type="image/png"/>
  <manifest:file-entry manifest:full-path="Pictures/1000000000000320000002582C5199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outline1">
      <style:graphic-properties draw:auto-grow-height="true" fo:min-height="18.183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8.183cm"/>
    </style:style>
    <style:style style:name="pr6" style:family="presentation" style:parent-style-name="lyt-frepa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layer="layout" svg:width="24.099cm" svg:height="3.663cm" svg:x="2.7cm" svg:y="1.837cm" presentation:class="title">
          <draw:text-box>
            <text:p>The Grey Zone</text:p>
          </draw:text-box>
        </draw:frame>
        <draw:frame presentation:style-name="pr2" draw:text-style-name="P1" draw:layer="layout" svg:width="23.099cm" svg:height="18.927cm" svg:x="3.5cm" svg:y="5.914cm" presentation:class="outline" presentation:user-transformed="true">
          <draw:text-box>
            <text:p text:style-name="P1"><text:tab/><text:tab/><text:tab/><text:tab/></text:p>
            <text:p text:style-name="P1"><text:tab/><text:tab/><text:tab/><text:tab/>1. Spielgeschichte</text:p>
            <text:p text:style-name="P1"><text:tab/><text:tab/><text:tab/><text:tab/>2. Features</text:p>
            <text:p text:style-name="P1"><text:tab/><text:tab/><text:tab/><text:tab/><text:tab/><text:tab/><text:tab/><text:tab/>2.1 Rollenspielelemente</text:p>
            <text:p text:style-name="P1"><text:tab/><text:tab/><text:tab/><text:tab/><text:tab/><text:tab/><text:tab/><text:tab/>2.2 Grafik</text:p>
            <text:p text:style-name="P1"><text:tab/><text:tab/><text:tab/><text:tab/><text:tab/><text:tab/><text:tab/><text:tab/>2.3 Kampfsystem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draw:frame presentation:style-name="pr4" draw:layer="layout" svg:width="24.099cm" svg:height="3.663cm" svg:x="2.7cm" svg:y="1.837cm" presentation:class="title">
          <draw:text-box>
            <text:p>1.Spielgeschichte</text:p>
          </draw:text-box>
        </draw:frame>
        <draw:frame presentation:style-name="pr5" draw:layer="layout" svg:width="23.099cm" svg:height="18.183cm" svg:x="3.5cm" svg:y="5.914cm" presentation:class="outline" presentation:user-transformed="true">
          <draw:text-box>
            <text:list text:style-name="L2">
              <text:list-item>
                <text:p text:style-name="P2">Hauptcharakter: Dr. Eisenhower </text:p>
              </text:list-item>
              <text:list-item>
                <text:p text:style-name="P2">Verbindung der menschlichen Welt zur<text:tab/> Hölle</text:p>
              </text:list-item>
              <text:list-item>
                <text:p text:style-name="P2">letztes Experiment</text:p>
              </text:list-item>
              <text:list-item>
                <text:p text:style-name="P2">stirbt und trifft auf den Teufel</text:p>
              </text:list-item>
              <text:list-item>
                <text:p text:style-name="P2">Wahl: - Zerstören der Arbeit </text:p>
                <text:p text:style-name="P2"><text:s text:c="10"/>- Hölle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draw:frame presentation:style-name="pr4" draw:layer="layout" svg:width="24.099cm" svg:height="3.663cm" svg:x="2.7cm" svg:y="1.837cm" presentation:class="title">
          <draw:text-box>
            <text:p>1.Spielgeschichte</text:p>
          </draw:text-box>
        </draw:frame>
        <draw:frame presentation:style-name="pr5" draw:layer="layout" svg:width="23.099cm" svg:height="18.183cm" svg:x="3.5cm" svg:y="5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rwachen im Lab</text:p>
              </text:list-item>
              <text:list-item>
                <text:p>Pakt mit Teufel → verflucht </text:p>
              </text:list-item>
              <text:list-item>
                <text:p>sammelt Arbeit (Notebooks)</text:p>
              </text:list-item>
              <text:list-item>
                <text:p>Endgegner Viktor (ehemaliger Assistent)</text:p>
              </text:list-item>
              <text:list-item>
                <text:p>Teufel bricht Pakt → Hö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>
        <draw:frame presentation:style-name="pr4" draw:layer="layout" svg:width="24.099cm" svg:height="3.663cm" svg:x="2.7cm" svg:y="1.837cm" presentation:class="title">
          <draw:text-box>
            <text:p>1.Spielgeschichte</text:p>
          </draw:text-box>
        </draw:frame>
        <draw:frame presentation:style-name="pr5" draw:layer="layout" svg:width="23.099cm" svg:height="18.183cm" svg:x="3.5cm" svg:y="5.914cm" presentation:class="outline">
          <draw:text-box>
            <text:list text:style-name="L2">
              <text:list-header>
                <text:p/>
              </text:list-header>
              <text:list-item>
                <text:p>sucht Teufel</text:p>
              </text:list-item>
              <text:list-item>
                <text:p>Hinweise von Luzi (Karten)</text:p>
              </text:list-item>
              <text:list-item>
                <text:p>Trifft auf HG</text:p>
              </text:list-item>
              <text:list-item>
                <text:p>Findet Teuf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1.Spielgeschichte</text:p>
          </draw:text-box>
        </draw:frame>
        <draw:frame presentation:style-name="pr5" draw:layer="layout" svg:width="23.099cm" svg:height="18.183cm" svg:x="3.5cm" svg:y="5.914cm" presentation:class="outline">
          <draw:text-box>
            <text:list text:style-name="L2">
              <text:list-item>
                <text:p>kein Pakt</text:p>
              </text:list-item>
              <text:list-item>
                <text:p>Wieder Hinweise von Luzi </text:p>
              </text:list-item>
              <text:list-item>
                <text:p>Kampf gegen HG</text:p>
              </text:list-item>
              <text:list-item>
                <text:p>Erwacht im Lab (Mitarbeiter → Zombies) </text:p>
              </text:list-item>
              <text:list-item>
                <text:p>Sammelt seine Arbeit</text:p>
              </text:list-item>
              <text:list-item>
                <text:p>Trifft auf Viktor</text:p>
              </text:list-item>
              <text:list-item>
                <text:p>Letzter Gegner: Teuf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draw:frame presentation:style-name="pr1" draw:layer="layout" svg:width="24.099cm" svg:height="3.663cm" svg:x="2.7cm" svg:y="1.837cm" presentation:class="title">
          <draw:text-box>
            <text:p>2.Features</text:p>
          </draw:text-box>
        </draw:frame>
        <draw:frame presentation:style-name="pr2" draw:layer="layout" svg:width="23.099cm" svg:height="18.183cm" svg:x="3.5cm" svg:y="5.914cm" presentation:class="outline">
          <draw:text-box>
            <text:list text:style-name="L2">
              <text:list-item>
                <text:p>2.1 Rollenspielelemente:</text:p>
                <text:list>
                  <text:list-item>
                    <text:p>Wahl zwischen Gut und Böse</text:p>
                  </text:list-item>
                  <text:list-item>
                    <text:p>Tot von Lab-Mitarbeitern vermeiden</text:p>
                  </text:list-item>
                  <text:list-item>
                    <text:p><text:s/>2 verschiedene Enden</text:p>
                  </text:list-item>
                  <text:list-item>
                    <text:p>gut oder böse </text:p>
                  </text:list-item>
                  <text:list-item>
                    <text:p>ExP (Kampf)</text:p>
                  </text:list-item>
                  <text:list-item>
                    <text:p>HP (Food,Schrit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draw:frame presentation:style-name="pr1" draw:layer="layout" svg:width="24.099cm" svg:height="3.663cm" svg:x="2.7cm" svg:y="1.837cm" presentation:class="title">
          <draw:text-box>
            <text:p>2.Features</text:p>
          </draw:text-box>
        </draw:frame>
        <draw:frame presentation:style-name="pr2" draw:layer="layout" svg:width="23.099cm" svg:height="18.183cm" svg:x="3.5cm" svg:y="5.914cm" presentation:class="outline">
          <draw:text-box>
            <text:list text:style-name="L2">
              <text:list-item>
                <text:p>2.2 Graphik:</text:p>
                <text:list>
                  <text:list-item>
                    <text:p>Karten als .txt</text:p>
                  </text:list-item>
                  <text:list-item>
                    <text:p>leicht editierbar</text:p>
                  </text:list-item>
                  <text:list-item>
                    <text:p>ASCII → 16x16 Graphiken</text:p>
                  </text:list-item>
                  <text:list-item>
                    <text:p>Verschieden Graphiksets (Lab,Hölle)</text:p>
                  </text:list-item>
                  <text:list-item>
                    <text:p>Charaktere → Smile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1T1">
        <draw:frame presentation:style-name="pr4" draw:layer="layout" svg:width="24.099cm" svg:height="3.663cm" svg:x="2.7cm" svg:y="1.837cm" presentation:class="title">
          <draw:text-box>
            <text:p>2.2 Graphik</text:p>
          </draw:text-box>
        </draw:frame>
        <draw:frame presentation:style-name="pr5" draw:layer="layout" svg:width="23.099cm" svg:height="18.183cm" svg:x="3.5cm" svg:y="5.914cm" presentation:class="outline">
          <draw:text-box>
            <text:list text:style-name="L2">
              <text:list-item>
                <text:p>Lab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1T1">
        <draw:frame presentation:style-name="pr4" draw:layer="layout" svg:width="24.099cm" svg:height="3.663cm" svg:x="2.7cm" svg:y="1.837cm" presentation:class="title">
          <draw:text-box>
            <text:p>2.Features</text:p>
          </draw:text-box>
        </draw:frame>
        <draw:frame presentation:style-name="pr5" draw:layer="layout" svg:width="23.099cm" svg:height="18.183cm" svg:x="3.5cm" svg:y="5.914cm" presentation:class="outline">
          <draw:text-box>
            <text:list text:style-name="L2">
              <text:list-item>
                <text:p>2.3 Kampfsystem:</text:p>
                <text:list>
                  <text:list-item>
                    <text:p>gegenseitiger Schaden</text:p>
                  </text:list-item>
                  <text:list-item>
                    <text:p>Schaden = Kampfpräzision + Kampfschaden + kritische Treffer</text:p>
                  </text:list-item>
                  <text:list-item>
                    <text:p>Zufallsvariable kritischer Treff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5.822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3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8.183cm" svg:x="3.5cm" svg:y="5.914cm" presentation:class="outline" presentation:placeholder="true">
        <draw:text-box/>
      </draw:frame>
      <draw:frame presentation:style-name="Mpr7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benny </meta:initial-creator>
    <meta:creation-date>2013-03-21T13:24:07</meta:creation-date>
    <meta:editing-duration>PT1H12M58S</meta:editing-duration>
    <meta:editing-cycles>4</meta:editing-cycles>
    <dc:date>2013-03-21T15:13:33</dc:date>
    <dc:creator>benny </dc:creator>
    <meta:generator>LibreOffice/3.4$Unix LibreOffice_project/340m1$Build-402</meta:generator>
    <meta:document-statistic meta:object-count="79"/>
  </office:meta>
</office:document-meta>
</file>